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4.26cm" style:rel-column-width="15866*"/>
    </style:style>
    <style:style style:name="Table1.B" style:family="table-column">
      <style:table-column-properties style:column-width="13.335cm" style:rel-column-width="496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3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3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3"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4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22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4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KOBOLD (Mdk 25)</text:p>
      <text:p text:style-name="Standard"/>
      <text:list xml:id="list686737089171463571" text:style-name="L1">
        <text:list-item>
          <text:p text:style-name="P10">Darkvision<text:span text:style-name="T3"> Range 60 ft.</text:span></text:p>
        </text:list-item>
        <text:list-item>
          <text:p text:style-name="P10">Draconic Cry – <text:span text:style-name="T3">Bonus Action: Allies have Advantage on attack rolls against enemies within 10 ft. of you.</text:span></text:p>
          <text:list>
            <text:list-item>
              <text:p text:style-name="P12"><text:span text:style-name="T3">Uses</text:span><text:span text:style-name="T2"> = Proficiency Bonus</text:span></text:p>
            </text:list-item>
            <text:list-item>
              <text:p text:style-name="P12"><text:span text:style-name="T3">Regain</text:span><text:span text:style-name="T2">: All after Long Rest</text:span></text:p>
            </text:list-item>
          </text:list>
        </text:list-item>
        <text:list-item>
          <text:p text:style-name="P10">Kobold Legacy<text:span text:style-name="T3"> – </text:span>Draconic Sorcery<text:span text:style-name="T3"> – Mage Hand (Wisdom) (293)</text:span></text:p>
        </text:list-item>
      </text:list>
      <text:p text:style-name="Standard"/>
      <text:p text:style-name="P3">ARTISAN (178)</text:p>
      <text:p text:style-name="Standard"/>
      <text:list xml:id="list9019284286599768966" text:style-name="L2">
        <text:list-item>
          <text:p text:style-name="P16">Crafter<text:span text:style-name="T3"> </text:span>(200)</text:p>
          <text:list>
            <text:list-item>
              <text:p text:style-name="P17">Tool Proficiency: Carpenter's Tools, Smith's Tools, Woodcarver's Tools</text:p>
            </text:list-item>
            <text:list-item>
              <text:p text:style-name="P17">Discount: 20% off all non-magical items</text:p>
            </text:list-item>
            <text:list-item>
              <text:p text:style-name="P17">Fast Crafting: After a Long Rest, if you have the necessary Artisan's Tools and Proficiency with those tools, craft an item from the Fast Crafting Table</text:p>
            </text:list-item>
          </text:list>
        </text:list-item>
      </text:list>
      <text:p text:style-name="P2"/>
      <text:p text:style-name="P3">MONK (101)</text:p>
      <text:p text:style-name="Standard"/>
      <text:p text:style-name="P1">Level 1 (101)</text:p>
      <text:p text:style-name="P5"/>
      <text:list xml:id="list4240037764723926398" text:style-name="L3">
        <text:list-item>
          <text:p text:style-name="P11">Martial Arts</text:p>
          <text:list>
            <text:list-item>
              <text:p text:style-name="P13"><text:span text:style-name="T3">Bonus Unarmed Strike</text:span><text:span text:style-name="T1">: Bonus Action: Unarmed Strike</text:span></text:p>
            </text:list-item>
            <text:list-item>
              <text:p text:style-name="P13"><text:span text:style-name="T3">Martial Arts Die</text:span><text:span text:style-name="T1">: Substitude 1d6 for damage of Monk Weapons or Unarmed Strike. (Die increases with level)</text:span></text:p>
            </text:list-item>
            <text:list-item>
              <text:p text:style-name="P14">Dextrous Attacks</text:p>
              <text:list>
                <text:list-item>
                  <text:p text:style-name="P18">Swap Str. w/ Dex. for:</text:p>
                  <text:list>
                    <text:list-item>
                      <text:p text:style-name="P18">Attack and damage rolls of Monk Weapons and Unarmed Strike.</text:p>
                    </text:list-item>
                    <text:list-item>
                      <text:p text:style-name="P18">Save DC of Grapple or Shove of Unarmed Strik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Unarmored Defense<text:span text:style-name="T3"> – If no Armor or Shield, AC = 10 + Dex. + Wis.</text:span></text:p>
        </text:list-item>
      </text:list>
      <text:p text:style-name="Standard"><text:tab/></text:p>
      <text:p text:style-name="P1">Level 2 (101)</text:p>
      <text:p text:style-name="P1"/>
      <text:list xml:id="list4202926458216712310" text:style-name="L4">
        <text:list-item>
          <text:p text:style-name="P21">Monk's Focus</text:p>
          <text:list>
            <text:list-item>
              <text:p text:style-name="P24">3 Focus Points (increases w/ level) to spend on Monk features</text:p>
              <text:list>
                <text:list-item>
                  <text:p text:style-name="P24">Regain all after Short/Long Rest</text:p>
                </text:list-item>
                <text:list-item>
                  <text:p text:style-name="P24">Saving Throw DC = 8 + Wis. + PB</text:p>
                </text:list-item>
                <text:list-item>
                  <text:p text:style-name="P24">Features:</text:p>
                  <text:list>
                    <text:list-item>
                      <text:p text:style-name="P21">Flurry of Blows<text:span text:style-name="T3">: 1FP to make two Unarmed Strikes as a Bonus Action.</text:span></text:p>
                    </text:list-item>
                    <text:list-item>
                      <text:p text:style-name="P21">Patient Defense<text:span text:style-name="T3">: Disengage as Bonus Action, or 1FP to Disengage and Dodge as Bonus Actoin</text:span></text:p>
                    </text:list-item>
                    <text:list-item>
                      <text:p text:style-name="P21">Step of the Wind<text:span text:style-name="T3">: Dash as Bonus Action, or 1FP to Disengage and Dash as Bonus Action and double your jump distance for the turn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Unarmored Movement<text:span text:style-name="T3"> – If no Armor or Shield, Speed += 10</text:span></text:p>
        </text:list-item>
        <text:list-item>
          <text:p text:style-name="P21"><text:soft-page-break/>Uncanny Metabolism<text:span text:style-name="T3"> – When you roll Initiative, regain all expended Focus Points, roll your Martial Arts die, and gain HP = roll + Monk level.</text:span></text:p>
          <text:list>
            <text:list-item>
              <text:p text:style-name="P20"><text:span text:style-name="T3">Regain after Long Rest</text:span></text:p>
            </text:list-item>
          </text:list>
        </text:list-item>
      </text:list>
      <text:p text:style-name="P6"/>
      <text:p text:style-name="P1">Level 3 (102)</text:p>
      <text:p text:style-name="P1"/>
      <text:list xml:id="list7371939650365325283" text:style-name="L5">
        <text:list-item>
          <text:p text:style-name="P22">Deflect Attacks</text:p>
          <text:list>
            <text:list-item>
              <text:p text:style-name="P22"><text:span text:style-name="T3">Reaction: When hit with Bludgeoning, Piercing, or Slashing, reduce Damage by 1d10 + Dex. + Monk level.</text:span></text:p>
              <text:list>
                <text:list-item>
                  <text:p text:style-name="P22"><text:span text:style-name="T3">If damage reduced to 0: 1FP to redirect attack's force</text:span></text:p>
                  <text:list>
                    <text:list-item>
                      <text:p text:style-name="P22"><text:span text:style-name="T3">If melee attack: choose creature within 5ft.</text:span></text:p>
                    </text:list-item>
                    <text:list-item>
                      <text:p text:style-name="P22"><text:span text:style-name="T3">If ranged attack: choose creature within 60ft. and not behind Total Cover</text:span></text:p>
                      <text:list>
                        <text:list-item>
                          <text:p text:style-name="P22"><text:span text:style-name="T3">Creature makes Dex. Saving Throw (DC = 8 + Wis. + PB)</text:span></text:p>
                          <text:list>
                            <text:list-item>
                              <text:p text:style-name="P15"><text:span text:style-name="T3">Failure</text:span><text:span text:style-name="T1">: 2dMartialArts + Dex. (damage type is the type of the original attack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Drunken Master <text:span text:style-name="T3">(XgtE. 33)</text:span></text:p>
          <text:list>
            <text:list-item>
              <text:p text:style-name="P22">Bonus Proficiencies<text:span text:style-name="T3"> (34): Performance, Brewer's Supplies</text:span></text:p>
            </text:list-item>
            <text:list-item>
              <text:p text:style-name="P22">Drunken Technique<text:span text:style-name="T3"> (34): Flurry of Blows includes Disengage, and Walking Speed += 10.</text:span></text:p>
            </text:list-item>
          </text:list>
        </text:list-item>
      </text:list>
      <text:p text:style-name="P7"/>
      <text:p text:style-name="P7"/>
      <text:p text:style-name="P8">Fast Crafting Table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rtisan's Tools</text:p>
          </table:table-cell>
          <table:table-cell table:style-name="Table1.B1" office:value-type="string">
            <text:p text:style-name="P9">Crafted Gear</text:p>
          </table:table-cell>
        </table:table-row>
        <table:table-row>
          <table:table-cell table:style-name="Table1.A2" office:value-type="string">
            <text:p text:style-name="Table_20_Contents">Carpenter's Tools</text:p>
          </table:table-cell>
          <table:table-cell table:style-name="Table1.B2" office:value-type="string">
            <text:p text:style-name="Table_20_Contents">Ladder, Torch</text:p>
          </table:table-cell>
        </table:table-row>
        <table:table-row>
          <table:table-cell table:style-name="Table1.A2" office:value-type="string">
            <text:p text:style-name="Table_20_Contents">Leatherworker's Tools</text:p>
          </table:table-cell>
          <table:table-cell table:style-name="Table1.B2" office:value-type="string">
            <text:p text:style-name="Table_20_Contents">Case, Pouch</text:p>
          </table:table-cell>
        </table:table-row>
        <table:table-row>
          <table:table-cell table:style-name="Table1.A2" office:value-type="string">
            <text:p text:style-name="Table_20_Contents">Mason's Tools</text:p>
          </table:table-cell>
          <table:table-cell table:style-name="Table1.B2" office:value-type="string">
            <text:p text:style-name="Table_20_Contents">Block and Tackle</text:p>
          </table:table-cell>
        </table:table-row>
        <table:table-row>
          <table:table-cell table:style-name="Table1.A2" office:value-type="string">
            <text:p text:style-name="Table_20_Contents">Potter's Tools</text:p>
          </table:table-cell>
          <table:table-cell table:style-name="Table1.B2" office:value-type="string">
            <text:p text:style-name="Table_20_Contents">Jug, Lamp</text:p>
          </table:table-cell>
        </table:table-row>
        <table:table-row>
          <table:table-cell table:style-name="Table1.A2" office:value-type="string">
            <text:p text:style-name="Table_20_Contents">Smith's Tools</text:p>
          </table:table-cell>
          <table:table-cell table:style-name="Table1.B2" office:value-type="string">
            <text:p text:style-name="Table_20_Contents">Ball Bearings, Bucket, Caltrops, Grappling Hook, Iron Pot</text:p>
          </table:table-cell>
        </table:table-row>
        <table:table-row>
          <table:table-cell table:style-name="Table1.A2" office:value-type="string">
            <text:p text:style-name="Table_20_Contents">Tinker's Tools</text:p>
          </table:table-cell>
          <table:table-cell table:style-name="Table1.B2" office:value-type="string">
            <text:p text:style-name="Table_20_Contents">Bell, Shovel, Tinder Box</text:p>
          </table:table-cell>
        </table:table-row>
        <table:table-row>
          <table:table-cell table:style-name="Table1.A2" office:value-type="string">
            <text:p text:style-name="Table_20_Contents">Weaver's Tools</text:p>
          </table:table-cell>
          <table:table-cell table:style-name="Table1.B2" office:value-type="string">
            <text:p text:style-name="Table_20_Contents">Basket, Rope, Net, Tent</text:p>
          </table:table-cell>
        </table:table-row>
        <table:table-row>
          <table:table-cell table:style-name="Table1.A2" office:value-type="string">
            <text:p text:style-name="Table_20_Contents">Woodcarver's Tools</text:p>
          </table:table-cell>
          <table:table-cell table:style-name="Table1.B2" office:value-type="string">
            <text:p text:style-name="Table_20_Contents">Club, Greatclub, Quarterstaff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6-28T12:22:55.40</dc:date>
    <dc:creator>Paul Paroczai</dc:creator>
    <meta:editing-duration>PT2H48M59S</meta:editing-duration>
    <meta:editing-cycles>23</meta:editing-cycles>
    <meta:document-statistic meta:table-count="1" meta:image-count="0" meta:object-count="0" meta:page-count="2" meta:paragraph-count="65" meta:word-count="473" meta:character-count="2591"/>
  </office:meta>
</office:document-meta>
</file>